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79cm"/>
    </style:style>
    <style:style style:name="co2" style:family="table-column">
      <style:table-column-properties fo:break-before="auto" style:column-width="19.068cm"/>
    </style:style>
    <style:style style:name="co3" style:family="table-column">
      <style:table-column-properties fo:break-before="auto" style:column-width="1.018cm"/>
    </style:style>
    <style:style style:name="co4" style:family="table-column">
      <style:table-column-properties fo:break-before="auto" style:column-width="47.015cm"/>
    </style:style>
    <style:style style:name="co5" style:family="table-column">
      <style:table-column-properties fo:break-before="auto" style:column-width="2.267cm"/>
    </style:style>
    <style:style style:name="ro1" style:family="table-row">
      <style:table-row-properties style:row-height="0.416cm" fo:break-before="auto" style:use-optimal-row-height="true"/>
    </style:style>
    <style:style style:name="ro2" style:family="table-row">
      <style:table-row-properties style:row-height="1.967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office:value-type="string">
            <text:p>allerdings</text:p>
          </table:table-cell>
          <table:table-cell office:value-type="string">
            <text:p>pero, no obstante,naturalmente, claro que sí</text:p>
          </table:table-cell>
          <table:table-cell office:value-type="string">
            <text:p>ADV</text:p>
          </table:table-cell>
          <table:table-cell office:value-type="string">
            <text:p>Sie können sich noch für den Kurs anmelden, allerdings nur noch bis morgen.</text:p>
          </table:table-cell>
        </table:table-row>
        <table:table-row table:style-name="ro1">
          <table:table-cell office:value-type="string">
            <text:p>andererseits</text:p>
          </table:table-cell>
          <table:table-cell/>
          <table:table-cell office:value-type="string">
            <text:p>ADV</text:p>
          </table:table-cell>
          <table:table-cell office:value-type="string">
            <text:p>Tarek will zwar studieren. Anderer- seits möchte er aber auch gleich Geld verdienen.</text:p>
          </table:table-cell>
        </table:table-row>
        <table:table-row table:style-name="ro1">
          <table:table-cell office:value-type="string">
            <text:p>anders</text:p>
          </table:table-cell>
          <table:table-cell office:value-type="string">
            <text:p>de otra manera [oder forma] que,de otro modo que,distinto a/de,al contrario que</text:p>
          </table:table-cell>
          <table:table-cell office:value-type="string">
            <text:p>ADV</text:p>
          </table:table-cell>
          <table:table-cell office:value-type="string">
            <text:p>1. Anders geht das leider nicht. 2. Oliver ist anders als seine Freunde. 3. Ich würde das anders machen.</text:p>
          </table:table-cell>
        </table:table-row>
        <table:table-row table:style-name="ro1">
          <table:table-cell office:value-type="string">
            <text:p>auch</text:p>
          </table:table-cell>
          <table:table-cell office:value-type="string">
            <text:p>también, asimismo,incluso, ni siquiera,en efecto, de hecho,además, también</text:p>
          </table:table-cell>
          <table:table-cell office:value-type="string">
            <text:p>ADV</text:p>
          </table:table-cell>
          <table:table-cell office:value-type="string">
            <text:p>1. Ich muss leider gehen. – Ich auch. 2. Ich arbeite die ganze Woche und muss auch am Wochenende arbeiten. 3. Wir fahren auf jeden Fall, auch wenn es regnet. 4. Der Zug ist gerade eben abgefahren.Warum kommst du auch so spät?</text:p>
          </table:table-cell>
        </table:table-row>
        <table:table-row table:style-name="ro1">
          <table:table-cell office:value-type="string">
            <text:p>aufwärts</text:p>
          </table:table-cell>
          <table:table-cell office:value-type="string">
            <text:p>(hacia) arriba</text:p>
          </table:table-cell>
          <table:table-cell office:value-type="string">
            <text:p>ADV</text:p>
          </table:table-cell>
          <table:table-cell office:value-type="string">
            <text:p>1. Sie müssen gut zu Fuß sein. Es geht immer aufwärts.2. In letzter Zeit geht es wieder aufwärts mit der Wirtschaft.</text:p>
          </table:table-cell>
        </table:table-row>
        <table:table-row table:style-name="ro1">
          <table:table-cell office:value-type="string">
            <text:p>auseinander </text:p>
          </table:table-cell>
          <table:table-cell office:value-type="string">
            <text:p>separadamente</text:p>
          </table:table-cell>
          <table:table-cell office:value-type="string">
            <text:p>ADV</text:p>
          </table:table-cell>
          <table:table-cell office:value-type="string">
            <text:p>Wir wohnen nicht weit auseinander.</text:p>
          </table:table-cell>
        </table:table-row>
        <table:table-row table:style-name="ro1">
          <table:table-cell office:value-type="string">
            <text:p>außerdem</text:p>
          </table:table-cell>
          <table:table-cell office:value-type="string">
            <text:p>además, aparte</text:p>
          </table:table-cell>
          <table:table-cell office:value-type="string">
            <text:p>ADV</text:p>
          </table:table-cell>
          <table:table-cell office:value-type="string">
            <text:p>1. Möchten Sie außerdem noch etwas? 2. Der Film war langweilig, und außerdem haben die Schauspieler schlecht gespielt.</text:p>
          </table:table-cell>
        </table:table-row>
        <table:table-row table:style-name="ro1">
          <table:table-cell office:value-type="string">
            <text:p>bald</text:p>
          </table:table-cell>
          <table:table-cell office:value-type="string">
            <text:p>pronto, en breve,casi, por poco</text:p>
          </table:table-cell>
          <table:table-cell office:value-type="string">
            <text:p>ADV</text:p>
          </table:table-cell>
          <table:table-cell office:value-type="string">
            <text:p>1. Besuchen Sie uns doch bald mal. 2. Geben Sie mir bitte so bald wie möglich Bescheid. 3. Auf Wiedersehen, bis bald!</text:p>
          </table:table-cell>
        </table:table-row>
        <table:table-row table:style-name="ro1">
          <table:table-cell office:value-type="string">
            <text:p>beinahe</text:p>
          </table:table-cell>
          <table:table-cell/>
          <table:table-cell office:value-type="string">
            <text:p>ADV</text:p>
          </table:table-cell>
          <table:table-cell office:value-type="string">
            <text:p>Ich habe heute beinahe den Bus verpasst.</text:p>
          </table:table-cell>
        </table:table-row>
        <table:table-row table:style-name="ro1">
          <table:table-cell office:value-type="string">
            <text:p>bereits </text:p>
          </table:table-cell>
          <table:table-cell office:value-type="string">
            <text:p>ya</text:p>
          </table:table-cell>
          <table:table-cell office:value-type="string">
            <text:p>ADV</text:p>
          </table:table-cell>
          <table:table-cell office:value-type="string">
            <text:p>Haben Sie die Rechnung bereits bezahlt?</text:p>
          </table:table-cell>
        </table:table-row>
        <table:table-row table:style-name="ro1">
          <table:table-cell office:value-type="string">
            <text:p>besonders</text:p>
          </table:table-cell>
          <table:table-cell office:value-type="string">
            <text:p>particularmente, especialmente,especialmente, en particular</text:p>
          </table:table-cell>
          <table:table-cell office:value-type="string">
            <text:p>ADV</text:p>
          </table:table-cell>
          <table:table-cell office:value-type="string">
            <text:p>1. Ich habe heute ein besonders günstiges Angebot gesehen. 2. Durch den Sturm gab es besonders in Süddeutschland schwere Schäden. 3. Wie geht’s ? – Nicht besonders.</text:p>
          </table:table-cell>
        </table:table-row>
        <table:table-row table:style-name="ro1">
          <table:table-cell office:value-type="string">
            <text:p>circa</text:p>
          </table:table-cell>
          <table:table-cell office:value-type="string">
            <text:p>cerca de,aproximadamente</text:p>
          </table:table-cell>
          <table:table-cell office:value-type="string">
            <text:p>ADV</text:p>
          </table:table-cell>
          <table:table-cell office:value-type="string">
            <text:p>Von Mainz nach Frankfurt sind es circa 50 Kilometer.</text:p>
          </table:table-cell>
        </table:table-row>
        <table:table-row table:style-name="ro1">
          <table:table-cell office:value-type="string">
            <text:p>dafür</text:p>
          </table:table-cell>
          <table:table-cell office:value-type="string">
            <text:p>de esto, para esto,en cambio,en lugar de ello,teniendo en cuenta que, contando con que,por algo, para algo</text:p>
          </table:table-cell>
          <table:table-cell office:value-type="string">
            <text:p>ADV</text:p>
          </table:table-cell>
          <table:table-cell office:value-type="string">
            <text:p>Mein Bruder interessiert sich für Politik. Ich interessiere mich nicht dafür.</text:p>
          </table:table-cell>
        </table:table-row>
        <table:table-row table:style-name="ro1">
          <table:table-cell office:value-type="string">
            <text:p>daher</text:p>
          </table:table-cell>
          <table:table-cell office:value-type="string">
            <text:p>de ahí,por eso</text:p>
          </table:table-cell>
          <table:table-cell office:value-type="string">
            <text:p>ADV</text:p>
          </table:table-cell>
          <table:table-cell office:value-type="string">
            <text:p>Sie haben die Rechnung noch nicht bezahlt. Daher haben wir Ihnen eine Mahnung geschickt.</text:p>
          </table:table-cell>
        </table:table-row>
        <table:table-row table:style-name="ro1">
          <table:table-cell office:value-type="string">
            <text:p>dahin</text:p>
          </table:table-cell>
          <table:table-cell office:value-type="string">
            <text:p>allí, ahí,hacia allí, hacia ahí,a tal extremo, a tal punto</text:p>
          </table:table-cell>
          <table:table-cell office:value-type="string">
            <text:p>ADV</text:p>
          </table:table-cell>
          <table:table-cell office:value-type="string">
            <text:p>Stell die Blumen bitte dahin.</text:p>
          </table:table-cell>
        </table:table-row>
        <table:table-row table:style-name="ro1">
          <table:table-cell office:value-type="string">
            <text:p>damals</text:p>
          </table:table-cell>
          <table:table-cell office:value-type="string">
            <text:p>entonces, en aquel tiempo</text:p>
          </table:table-cell>
          <table:table-cell office:value-type="string">
            <text:p>ADV</text:p>
          </table:table-cell>
          <table:table-cell office:value-type="string">
            <text:p>Mit 15 wollte ich gerne Klavier spielen lernen. Aber damals hatte ich kein Geld dafür.</text:p>
          </table:table-cell>
        </table:table-row>
        <table:table-row table:style-name="ro1">
          <table:table-cell office:value-type="string">
            <text:p>danach</text:p>
          </table:table-cell>
          <table:table-cell office:value-type="string">
            <text:p>después,más tarde,a continuación,después, detrás,como corresponde</text:p>
          </table:table-cell>
          <table:table-cell office:value-type="string">
            <text:p>ADV</text:p>
          </table:table-cell>
          <table:table-cell office:value-type="string">
            <text:p>Zuerst gehen wir einkaufen, danach grillen wir auf unserem Balkon.</text:p>
          </table:table-cell>
        </table:table-row>
        <table:table-row table:style-name="ro1">
          <table:table-cell office:value-type="string">
            <text:p>daneben</text:p>
          </table:table-cell>
          <table:table-cell office:value-type="string">
            <text:p>al lado,en comparación,por el contrario, por contra,además, al mismo tiempo</text:p>
          </table:table-cell>
          <table:table-cell office:value-type="string">
            <text:p>ADV</text:p>
          </table:table-cell>
          <table:table-cell office:value-type="string">
            <text:p>Du weißt doch, wo die Post ist. Gleich daneben ist die Bank.</text:p>
          </table:table-cell>
        </table:table-row>
        <table:table-row table:style-name="ro1">
          <table:table-cell office:value-type="string">
            <text:p>deshalb</text:p>
          </table:table-cell>
          <table:table-cell office:value-type="string">
            <text:p>por eso, por este motivo</text:p>
          </table:table-cell>
          <table:table-cell office:value-type="string">
            <text:p>ADV</text:p>
          </table:table-cell>
          <table:table-cell office:value-type="string">
            <text:p>Ich war krank. Deshalb war ich nicht im Büro.</text:p>
          </table:table-cell>
        </table:table-row>
        <table:table-row table:style-name="ro1">
          <table:table-cell office:value-type="string">
            <text:p>diesmal</text:p>
          </table:table-cell>
          <table:table-cell office:value-type="string">
            <text:p>esta vez</text:p>
          </table:table-cell>
          <table:table-cell office:value-type="string">
            <text:p>ADV</text:p>
          </table:table-cell>
          <table:table-cell office:value-type="string">
            <text:p>Die letzten Spiele haben wir verloren. Diesmal haben wir zum Glück gewonnen.</text:p>
          </table:table-cell>
        </table:table-row>
        <table:table-row table:style-name="ro1">
          <table:table-cell office:value-type="string">
            <text:p>dort </text:p>
          </table:table-cell>
          <table:table-cell office:value-type="string">
            <text:p>allí, allá, ahí</text:p>
          </table:table-cell>
          <table:table-cell office:value-type="string">
            <text:p>ADV</text:p>
          </table:table-cell>
          <table:table-cell office:value-type="string">
            <text:p>Dort drüben ist der Bahnhof. </text:p>
          </table:table-cell>
        </table:table-row>
        <table:table-row table:style-name="ro1">
          <table:table-cell office:value-type="string">
            <text:p>dorthin </text:p>
          </table:table-cell>
          <table:table-cell office:value-type="string">
            <text:p>hasta allí, hacia ahí</text:p>
          </table:table-cell>
          <table:table-cell office:value-type="string">
            <text:p>ADV</text:p>
          </table:table-cell>
          <table:table-cell office:value-type="string">
            <text:p>Deine Tasche kannst du dorthin stellen.</text:p>
          </table:table-cell>
        </table:table-row>
        <table:table-row table:style-name="ro1">
          <table:table-cell office:value-type="string">
            <text:p>draußen</text:p>
          </table:table-cell>
          <table:table-cell office:value-type="string">
            <text:p>fuera,al aire libre,lejos (de aquí)</text:p>
          </table:table-cell>
          <table:table-cell office:value-type="string">
            <text:p>ADV</text:p>
          </table:table-cell>
          <table:table-cell office:value-type="string">
            <text:p>1. Es ist kalt draußen. 2. Wir müssen draußen warten.</text:p>
          </table:table-cell>
        </table:table-row>
        <table:table-row table:style-name="ro1">
          <table:table-cell office:value-type="string">
            <text:p>drüben</text:p>
          </table:table-cell>
          <table:table-cell office:value-type="string">
            <text:p>al otro lado, enfrente</text:p>
          </table:table-cell>
          <table:table-cell office:value-type="string">
            <text:p>ADV</text:p>
          </table:table-cell>
          <table:table-cell office:value-type="string">
            <text:p>Dort drüben ist die Haltestelle.</text:p>
          </table:table-cell>
        </table:table-row>
        <table:table-row table:style-name="ro1">
          <table:table-cell office:value-type="string">
            <text:p>ebenso</text:p>
          </table:table-cell>
          <table:table-cell office:value-type="string">
            <text:p>igualmente, del mismo modo</text:p>
          </table:table-cell>
          <table:table-cell office:value-type="string">
            <text:p>ADV</text:p>
          </table:table-cell>
          <table:table-cell office:value-type="string">
            <text:p>Schöne Feiertage. – Danke, ebenso.</text:p>
          </table:table-cell>
        </table:table-row>
        <table:table-row table:style-name="ro1">
          <table:table-cell office:value-type="string">
            <text:p>einerseits</text:p>
          </table:table-cell>
          <table:table-cell office:value-type="string">
            <text:p>por una parte, por un lado</text:p>
          </table:table-cell>
          <table:table-cell office:value-type="string">
            <text:p>ADV</text:p>
          </table:table-cell>
          <table:table-cell office:value-type="string">
            <text:p>Ich finde dieses Gesetz einerseits richtig, andererseits wird dadurch alles teurer.</text:p>
          </table:table-cell>
        </table:table-row>
        <table:table-row table:style-name="ro2">
          <table:table-cell office:value-type="string">
            <text:p>einmal</text:p>
          </table:table-cell>
          <table:table-cell office:value-type="string">
            <text:p>una vez,antes,alguna vez, un día</text:p>
          </table:table-cell>
          <table:table-cell office:value-type="string">
            <text:p>ADV</text:p>
          </table:table-cell>
          <table:table-cell office:value-type="string">
            <text:p>1. Ich habe diese Oper leider</text:p>
            <text:p>nur einmal gesehen. 2. Bitte rufen Sie morgen noch einmal an. 3. Auf einmal ging das Licht aus. 4. Ich kann nicht alles auf einmal</text:p>
            <text:p>machen. 5. Sehen wir uns (ein)mal wieder? 6. Vor Jahren habe ich (ein)mal in</text:p>
            <text:p>Wien gewohnt. 7. Komm doch bitte (ein)mal her und</text:p>
            <text:p>hilf mir.</text:p>
          </table:table-cell>
        </table:table-row>
        <table:table-row table:style-name="ro1">
          <table:table-cell office:value-type="string">
            <text:p>genauso</text:p>
          </table:table-cell>
          <table:table-cell office:value-type="string">
            <text:p>de igual modo,de la misma manera</text:p>
          </table:table-cell>
          <table:table-cell office:value-type="string">
            <text:p>ADV</text:p>
          </table:table-cell>
          <table:table-cell office:value-type="string">
            <text:p>Katarina sieht genauso aus wie ihre Schwester.</text:p>
          </table:table-cell>
        </table:table-row>
        <table:table-row table:style-name="ro1">
          <table:table-cell office:value-type="string">
            <text:p>genug</text:p>
          </table:table-cell>
          <table:table-cell office:value-type="string">
            <text:p>bastante, suficiente</text:p>
          </table:table-cell>
          <table:table-cell office:value-type="string">
            <text:p>ADV</text:p>
          </table:table-cell>
          <table:table-cell office:value-type="string">
            <text:p>1. Es ist noch genug Suppe da. 2. Ich habe jetzt lange genug gewartet. 3. Ich verdiene nicht genug.</text:p>
          </table:table-cell>
        </table:table-row>
        <table:table-row table:style-name="ro1">
          <table:table-cell office:value-type="string">
            <text:p>geradeaus</text:p>
          </table:table-cell>
          <table:table-cell office:value-type="string">
            <text:p>seguido, recto, derecho</text:p>
          </table:table-cell>
          <table:table-cell office:value-type="string">
            <text:p>ADV</text:p>
          </table:table-cell>
          <table:table-cell office:value-type="string">
            <text:p>Fahren Sie geradeaus bis zur nächsten Kreuzung.</text:p>
          </table:table-cell>
        </table:table-row>
        <table:table-row table:style-name="ro1">
          <table:table-cell office:value-type="string">
            <text:p>gern/gerne</text:p>
          </table:table-cell>
          <table:table-cell/>
          <table:table-cell office:value-type="string">
            <text:p>ADV</text:p>
          </table:table-cell>
          <table:table-cell office:value-type="string">
            <text:p>1. Ich helfe Ihnen gern. 2. Kaffee oder Tee? – Ich möchte gerne einen Tee. 3. Sehr gern trinke ich Kaffee.</text:p>
          </table:table-cell>
        </table:table-row>
        <table:table-row table:style-name="ro1">
          <table:table-cell office:value-type="string">
            <text:p>gleichfalls</text:p>
          </table:table-cell>
          <table:table-cell office:value-type="string">
            <text:p>igualmente</text:p>
          </table:table-cell>
          <table:table-cell office:value-type="string">
            <text:p>ADV</text:p>
          </table:table-cell>
          <table:table-cell office:value-type="string">
            <text:p>Schöne Feiertage! – Danke, gleichfalls.</text:p>
          </table:table-cell>
        </table:table-row>
        <table:table-row table:style-name="ro1">
          <table:table-cell office:value-type="string">
            <text:p>halbtags</text:p>
          </table:table-cell>
          <table:table-cell office:value-type="string">
            <text:p>media jornada</text:p>
          </table:table-cell>
          <table:table-cell office:value-type="string">
            <text:p>ADV</text:p>
          </table:table-cell>
          <table:table-cell office:value-type="string">
            <text:p>Ich habe ein kleines Kind und kann nicht acht Stunden am Tag arbeiten. Deshalb möchte ich halbtags arbeiten.</text:p>
          </table:table-cell>
        </table:table-row>
        <table:table-row table:style-name="ro1">
          <table:table-cell office:value-type="string">
            <text:p>hier</text:p>
          </table:table-cell>
          <table:table-cell office:value-type="string">
            <text:p>aquí,¡presente!,ahora,en este punto, aquí</text:p>
          </table:table-cell>
          <table:table-cell office:value-type="string">
            <text:p>ADV</text:p>
          </table:table-cell>
          <table:table-cell office:value-type="string">
            <text:p>1. Hier wohne ich. 2. Von hier hat man eine herrliche Aussicht. 3. Hier sind die Schlüssel für meine Wohnung. Kannst Du meine Blumen gießen? 4. Hier ist 06131-553221, Pamela Linke. Bitte hinterlassen Sie eine Nachricht.</text:p>
          </table:table-cell>
        </table:table-row>
        <table:table-row table:style-name="ro1">
          <table:table-cell office:value-type="string">
            <text:p>hierher</text:p>
          </table:table-cell>
          <table:table-cell office:value-type="string">
            <text:p>(hacia) aquí,para acá</text:p>
          </table:table-cell>
          <table:table-cell office:value-type="string">
            <text:p>ADV</text:p>
          </table:table-cell>
          <table:table-cell office:value-type="string">
            <text:p>Ich komme oft hierher. In diesem Café gibt es guten Kuchen.</text:p>
          </table:table-cell>
        </table:table-row>
        <table:table-row table:style-name="ro1">
          <table:table-cell office:value-type="string">
            <text:p>hinten</text:p>
          </table:table-cell>
          <table:table-cell office:value-type="string">
            <text:p>detrás,atrás,en la parte posterior,al fondo</text:p>
          </table:table-cell>
          <table:table-cell office:value-type="string">
            <text:p>ADV</text:p>
          </table:table-cell>
          <table:table-cell office:value-type="string">
            <text:p>1. Wo möchtest du sitzen? Hinten oder vorne? 2. Bitte hinten aussteigen! 3. Der Eingang ist hinten.</text:p>
          </table:table-cell>
        </table:table-row>
        <table:table-row table:style-name="ro1">
          <table:table-cell office:value-type="string">
            <text:p>hinterher</text:p>
          </table:table-cell>
          <table:table-cell office:value-type="string">
            <text:p>detrás,después,posteriormente</text:p>
          </table:table-cell>
          <table:table-cell office:value-type="string">
            <text:p>ADV</text:p>
          </table:table-cell>
          <table:table-cell office:value-type="string">
            <text:p>Vor der Prüfung habe ich so viel gelernt. Hinterher habe ich vieles wieder vergessen.</text:p>
          </table:table-cell>
        </table:table-row>
        <table:table-row table:style-name="ro1">
          <table:table-cell office:value-type="string">
            <text:p>höchstens </text:p>
          </table:table-cell>
          <table:table-cell office:value-type="string">
            <text:p>como mucho, no más de,excepto,en todo caso</text:p>
          </table:table-cell>
          <table:table-cell office:value-type="string">
            <text:p>ADV</text:p>
          </table:table-cell>
          <table:table-cell office:value-type="string">
            <text:p>Ich habe wenig Zeit. Ich kann höchstens eine Viertelstunde bleiben.</text:p>
          </table:table-cell>
        </table:table-row>
        <table:table-row table:style-name="ro1">
          <table:table-cell office:value-type="string">
            <text:p>hoffentlich </text:p>
          </table:table-cell>
          <table:table-cell office:value-type="string">
            <text:p>ojalá +subj</text:p>
          </table:table-cell>
          <table:table-cell office:value-type="string">
            <text:p>ADV</text:p>
          </table:table-cell>
          <table:table-cell office:value-type="string">
            <text:p>Hoffentlich hat unser Zug keine Verspätung.</text:p>
          </table:table-cell>
        </table:table-row>
        <table:table-row table:style-name="ro1">
          <table:table-cell office:value-type="string">
            <text:p>immer</text:p>
          </table:table-cell>
          <table:table-cell office:value-type="string">
            <text:p>siempre,continuamente, permanentemente</text:p>
          </table:table-cell>
          <table:table-cell office:value-type="string">
            <text:p>ADV</text:p>
          </table:table-cell>
          <table:table-cell office:value-type="string">
            <text:p>1. Frau Bast kommt immer zu spät. 2. Mein Kollege liegt immer noch im Krankenhaus. 3. Die Schmerzen werden immer schlimmer.</text:p>
          </table:table-cell>
        </table:table-row>
        <table:table-row table:style-name="ro1">
          <table:table-cell office:value-type="string">
            <text:p>innen</text:p>
          </table:table-cell>
          <table:table-cell office:value-type="string">
            <text:p>(por) dentro, en el interior</text:p>
          </table:table-cell>
          <table:table-cell office:value-type="string">
            <text:p>ADV</text:p>
          </table:table-cell>
          <table:table-cell office:value-type="string">
            <text:p>Der Lichtschalter ist innen links.</text:p>
          </table:table-cell>
        </table:table-row>
        <table:table-row table:style-name="ro1">
          <table:table-cell office:value-type="string">
            <text:p>insgesamt</text:p>
          </table:table-cell>
          <table:table-cell office:value-type="string">
            <text:p>en total, en conjunto</text:p>
          </table:table-cell>
          <table:table-cell office:value-type="string">
            <text:p>ADV</text:p>
          </table:table-cell>
          <table:table-cell office:value-type="string">
            <text:p>Insgesamt haben sich 20 Teilnehmer für die Prüfung angemeldet.</text:p>
          </table:table-cell>
        </table:table-row>
        <table:table-row table:style-name="ro1">
          <table:table-cell office:value-type="string">
            <text:p>inzwischen</text:p>
          </table:table-cell>
          <table:table-cell office:value-type="string">
            <text:p>entretanto, mientras tanto</text:p>
          </table:table-cell>
          <table:table-cell office:value-type="string">
            <text:p>ADV</text:p>
          </table:table-cell>
          <table:table-cell office:value-type="string">
            <text:p>Herr Müller kommt gleich zurück. Sie können inzwischen in seinem Büro warten.</text:p>
          </table:table-cell>
        </table:table-row>
        <table:table-row table:style-name="ro1">
          <table:table-cell office:value-type="string">
            <text:p>irgendwann</text:p>
          </table:table-cell>
          <table:table-cell office:value-type="string">
            <text:p>algún día, en cualquier momento</text:p>
          </table:table-cell>
          <table:table-cell office:value-type="string">
            <text:p>ADV</text:p>
          </table:table-cell>
          <table:table-cell office:value-type="string">
            <text:p>Ich habe Sie irgendwann schon mal gesehen.</text:p>
          </table:table-cell>
        </table:table-row>
        <table:table-row table:style-name="ro1">
          <table:table-cell office:value-type="string">
            <text:p>jederzeit </text:p>
          </table:table-cell>
          <table:table-cell office:value-type="string">
            <text:p>siempre, a cualquier hora</text:p>
          </table:table-cell>
          <table:table-cell office:value-type="string">
            <text:p>ADV</text:p>
          </table:table-cell>
          <table:table-cell office:value-type="string">
            <text:p>Sie können mich jederzeit anrufen.</text:p>
          </table:table-cell>
        </table:table-row>
        <table:table-row table:style-name="ro1">
          <table:table-cell office:value-type="string">
            <text:p>jemals</text:p>
          </table:table-cell>
          <table:table-cell office:value-type="string">
            <text:p>alguna vez, jamás</text:p>
          </table:table-cell>
          <table:table-cell office:value-type="string">
            <text:p>ADV</text:p>
          </table:table-cell>
          <table:table-cell office:value-type="string">
            <text:p>Hast du jemals von dem Problem gehört? – Nein, nie.</text:p>
          </table:table-cell>
        </table:table-row>
        <table:table-row table:style-name="ro1">
          <table:table-cell office:value-type="string">
            <text:p>kaum</text:p>
          </table:table-cell>
          <table:table-cell office:value-type="string">
            <text:p>probablemente no,apenas</text:p>
          </table:table-cell>
          <table:table-cell office:value-type="string">
            <text:p>ADV</text:p>
          </table:table-cell>
          <table:table-cell office:value-type="string">
            <text:p>1. Ich kann Sie kaum verstehen. Bitte sprechen Sie lauter. 2. Es hat letzte Woche kaum geregnet. 3. Die Fahrt hat nicht lange gedauert. Kaum 20 Minuten.</text:p>
          </table:table-cell>
        </table:table-row>
        <table:table-row table:style-name="ro1">
          <table:table-cell office:value-type="string">
            <text:p>leider</text:p>
          </table:table-cell>
          <table:table-cell office:value-type="string">
            <text:p>por desgracia, lamentablemente</text:p>
          </table:table-cell>
          <table:table-cell office:value-type="string">
            <text:p>ADV</text:p>
          </table:table-cell>
          <table:table-cell office:value-type="string">
            <text:p>1. Da kann ich Ihnen leider nicht helfen. 2. Hast du schon eine Antwort auf deinen Brief? – Leider nicht. 3. Leider kann ich nicht kommen. Ich muss zum Arzt.</text:p>
          </table:table-cell>
        </table:table-row>
        <table:table-row table:style-name="ro1">
          <table:table-cell office:value-type="string">
            <text:p>manchmal</text:p>
          </table:table-cell>
          <table:table-cell office:value-type="string">
            <text:p>a veces, de vez en cuando,a menudo</text:p>
          </table:table-cell>
          <table:table-cell office:value-type="string">
            <text:p>ADV</text:p>
          </table:table-cell>
          <table:table-cell office:value-type="string">
            <text:p>1. Manchmal gehe ich mit meiner Frau ins Café. 2. Rauchen Sie? – Manchmal.</text:p>
          </table:table-cell>
        </table:table-row>
        <table:table-row table:style-name="ro1">
          <table:table-cell office:value-type="string">
            <text:p>meinetwegen</text:p>
          </table:table-cell>
          <table:table-cell/>
          <table:table-cell office:value-type="string">
            <text:p>ADV</text:p>
          </table:table-cell>
          <table:table-cell office:value-type="string">
            <text:p>Meinetwegen kannst du heute das Auto haben.</text:p>
          </table:table-cell>
        </table:table-row>
        <table:table-row table:style-name="ro1">
          <table:table-cell office:value-type="string">
            <text:p>mindestens</text:p>
          </table:table-cell>
          <table:table-cell office:value-type="string">
            <text:p>por lo menos,como mínimo</text:p>
          </table:table-cell>
          <table:table-cell office:value-type="string">
            <text:p>ADV</text:p>
          </table:table-cell>
          <table:table-cell office:value-type="string">
            <text:p>1. Ein guter Fernsehapparat kostet mindestens 1000 Euro.2. Bitte kommen Sie mindestens eine Stunde vor Abflug zum Flughafen.</text:p>
          </table:table-cell>
        </table:table-row>
        <table:table-row table:style-name="ro1">
          <table:table-cell office:value-type="string">
            <text:p>nachher</text:p>
          </table:table-cell>
          <table:table-cell office:value-type="string">
            <text:p>después,luego</text:p>
          </table:table-cell>
          <table:table-cell office:value-type="string">
            <text:p>ADV</text:p>
          </table:table-cell>
          <table:table-cell office:value-type="string">
            <text:p>Ich rufe nachher noch mal an.</text:p>
          </table:table-cell>
        </table:table-row>
        <table:table-row table:style-name="ro1">
          <table:table-cell office:value-type="string">
            <text:p>nämlich</text:p>
          </table:table-cell>
          <table:table-cell office:value-type="string">
            <text:p>porque,es que,a saber, o sea</text:p>
          </table:table-cell>
          <table:table-cell office:value-type="string">
            <text:p>ADV</text:p>
          </table:table-cell>
          <table:table-cell office:value-type="string">
            <text:p>Ich muss leider gehen. Ich habe nämlich noch einen Termin beim Zahnarzt.</text:p>
          </table:table-cell>
        </table:table-row>
        <table:table-row table:style-name="ro1">
          <table:table-cell office:value-type="string">
            <text:p>nebenan</text:p>
          </table:table-cell>
          <table:table-cell office:value-type="string">
            <text:p>al lado</text:p>
          </table:table-cell>
          <table:table-cell office:value-type="string">
            <text:p>ADV</text:p>
          </table:table-cell>
          <table:table-cell office:value-type="string">
            <text:p>Das ist José, er wohnt nebenan.</text:p>
          </table:table-cell>
        </table:table-row>
        <table:table-row table:style-name="ro1">
          <table:table-cell office:value-type="string">
            <text:p>nebenbei</text:p>
          </table:table-cell>
          <table:table-cell office:value-type="string">
            <text:p>al mismo tiempo,además,aparte,de pasada</text:p>
          </table:table-cell>
          <table:table-cell office:value-type="string">
            <text:p>ADV</text:p>
          </table:table-cell>
          <table:table-cell office:value-type="string">
            <text:p>1. Mein Freund studiert Geschichte. Und nebenbei arbeitet er in einer Kneipe. 2. Ich mache die Hausarbeit und nebenbei höre ich Radio.</text:p>
          </table:table-cell>
        </table:table-row>
        <table:table-row table:style-name="ro1">
          <table:table-cell office:value-type="string">
            <text:p>neulich</text:p>
          </table:table-cell>
          <table:table-cell office:value-type="string">
            <text:p>el otro día, hace poco</text:p>
          </table:table-cell>
          <table:table-cell office:value-type="string">
            <text:p>ADV</text:p>
          </table:table-cell>
          <table:table-cell office:value-type="string">
            <text:p>Stell dir vor, ich habe neulich unseren Lehrer gesehen.</text:p>
          </table:table-cell>
        </table:table-row>
        <table:table-row table:style-name="ro1">
          <table:table-cell office:value-type="string">
            <text:p>nie</text:p>
          </table:table-cell>
          <table:table-cell office:value-type="string">
            <text:p>nunca, jamás</text:p>
          </table:table-cell>
          <table:table-cell office:value-type="string">
            <text:p>ADV</text:p>
          </table:table-cell>
          <table:table-cell office:value-type="string">
            <text:p>1. Der Chef ist nie da. 2. Warum bist du nie zufrieden? 3. Bis morgen Abend schaffe ich die Arbeit nie. 4. Ich gehe nie wieder in dieses Restaurant.</text:p>
          </table:table-cell>
        </table:table-row>
        <table:table-row table:style-name="ro1">
          <table:table-cell office:value-type="string">
            <text:p>nirgends</text:p>
          </table:table-cell>
          <table:table-cell office:value-type="string">
            <text:p>en ninguna parte, en ningún lugar</text:p>
          </table:table-cell>
          <table:table-cell office:value-type="string">
            <text:p>ADV</text:p>
          </table:table-cell>
          <table:table-cell office:value-type="string">
            <text:p>1. Ich kann die Quittung nirgends finden. 2. Hier kann man nirgends parken.</text:p>
          </table:table-cell>
        </table:table-row>
        <table:table-row table:style-name="ro1">
          <table:table-cell office:value-type="string">
            <text:p>nirgendwo</text:p>
          </table:table-cell>
          <table:table-cell/>
          <table:table-cell office:value-type="string">
            <text:p>ADV</text:p>
          </table:table-cell>
          <table:table-cell office:value-type="string">
            <text:p>Die Schlüssel kann ich nirgendwo finden.</text:p>
          </table:table-cell>
        </table:table-row>
        <table:table-row table:style-name="ro1">
          <table:table-cell office:value-type="string">
            <text:p>nochmals</text:p>
          </table:table-cell>
          <table:table-cell office:value-type="string">
            <text:p>otra vez, de nuevo</text:p>
          </table:table-cell>
          <table:table-cell office:value-type="string">
            <text:p>ADV</text:p>
          </table:table-cell>
          <table:table-cell office:value-type="string">
            <text:p>Nochmals vielen Dank!</text:p>
          </table:table-cell>
        </table:table-row>
        <table:table-row table:style-name="ro1">
          <table:table-cell office:value-type="string">
            <text:p>normalerweise </text:p>
          </table:table-cell>
          <table:table-cell office:value-type="string">
            <text:p>normalmente</text:p>
          </table:table-cell>
          <table:table-cell office:value-type="string">
            <text:p>ADV</text:p>
          </table:table-cell>
          <table:table-cell office:value-type="string">
            <text:p>Wann haben Sie normalerweise Pause?</text:p>
          </table:table-cell>
        </table:table-row>
        <table:table-row table:style-name="ro1">
          <table:table-cell office:value-type="string">
            <text:p>quer</text:p>
          </table:table-cell>
          <table:table-cell office:value-type="string">
            <text:p>en sentido transversal, atravesado</text:p>
          </table:table-cell>
          <table:table-cell office:value-type="string">
            <text:p>ADV</text:p>
          </table:table-cell>
          <table:table-cell office:value-type="string">
            <text:p>Ich muss zu meiner Arbeit quer durch die ganze Stadt fahren.</text:p>
          </table:table-cell>
        </table:table-row>
        <table:table-row table:style-name="ro1">
          <table:table-cell office:value-type="string">
            <text:p>rückwärts</text:p>
          </table:table-cell>
          <table:table-cell office:value-type="string">
            <text:p>de espaldas,hacia atrás,por [oder desde] atrás</text:p>
          </table:table-cell>
          <table:table-cell office:value-type="string">
            <text:p>ADV</text:p>
          </table:table-cell>
          <table:table-cell office:value-type="string">
            <text:p>1. Ich habe die Kinder gerufen, aber sie haben mich nicht gehört. 2. Wir haben sofort einen Arzt gerufen. 3. Bitte rufen Sie die Polizei.</text:p>
          </table:table-cell>
        </table:table-row>
        <table:table-row table:style-name="ro1">
          <table:table-cell office:value-type="string">
            <text:p>sehr</text:p>
          </table:table-cell>
          <table:table-cell office:value-type="string">
            <text:p>muy,mucho</text:p>
          </table:table-cell>
          <table:table-cell office:value-type="string">
            <text:p>ADV</text:p>
          </table:table-cell>
          <table:table-cell office:value-type="string">
            <text:p>Ich habe mich sehr über Ihren Besuch gefreut. Hier ist Ihr Essen. – Danke sehr. Das Wetter ist heute sehr schön.</text:p>
          </table:table-cell>
        </table:table-row>
        <table:table-row table:style-name="ro1">
          <table:table-cell office:value-type="string">
            <text:p>sofort</text:p>
          </table:table-cell>
          <table:table-cell office:value-type="string">
            <text:p>enseguida, ahora mismo,en el acto</text:p>
          </table:table-cell>
          <table:table-cell office:value-type="string">
            <text:p>ADV</text:p>
          </table:table-cell>
          <table:table-cell office:value-type="string">
            <text:p>1. Sie müssen sich sofort anmelden. 2. Karten für das Konzert bekommen Sie ab sofort im Verkehrsverein.</text:p>
          </table:table-cell>
        </table:table-row>
        <table:table-row table:style-name="ro1">
          <table:table-cell office:value-type="string">
            <text:p>sogar</text:p>
          </table:table-cell>
          <table:table-cell office:value-type="string">
            <text:p>incluso</text:p>
          </table:table-cell>
          <table:table-cell office:value-type="string">
            <text:p>ADV</text:p>
          </table:table-cell>
          <table:table-cell office:value-type="string">
            <text:p>Mein Onkel hat uns zum Essen eingeladen. Danach hat er uns sogar zum Bahnhof gebracht.</text:p>
          </table:table-cell>
        </table:table-row>
        <table:table-row table:style-name="ro1">
          <table:table-cell office:value-type="string">
            <text:p>sonst</text:p>
          </table:table-cell>
          <table:table-cell office:value-type="string">
            <text:p>más,por lo demás,normalmente,siempre,antes,en ocasiones anteriores,si no, en caso contrario</text:p>
          </table:table-cell>
          <table:table-cell office:value-type="string">
            <text:p>ADV</text:p>
          </table:table-cell>
          <table:table-cell office:value-type="string">
            <text:p>1. Sonst noch etwas? – Nein, danke. Das ist alles. 2. Haben Sie sonst noch einen Wunsch? 3. Wir müssen jetzt gehen, sonst wird es zu spät. 4. Heute ist der Chef nicht mehr da. Sonst ist er um diese Zeit immer im Büro. </text:p>
          </table:table-cell>
        </table:table-row>
        <table:table-row table:style-name="ro1">
          <table:table-cell office:value-type="string">
            <text:p>sowieso</text:p>
          </table:table-cell>
          <table:table-cell office:value-type="string">
            <text:p>de todas maneras,por supuesto</text:p>
          </table:table-cell>
          <table:table-cell office:value-type="string">
            <text:p>ADV</text:p>
          </table:table-cell>
          <table:table-cell office:value-type="string">
            <text:p>Willst du mir den Brief mitgeben? Ich gehe sowieso zur Post.</text:p>
          </table:table-cell>
        </table:table-row>
        <table:table-row table:style-name="ro1">
          <table:table-cell office:value-type="string">
            <text:p>spätestens</text:p>
          </table:table-cell>
          <table:table-cell office:value-type="string">
            <text:p>lo más tarde, a más tardar</text:p>
          </table:table-cell>
          <table:table-cell office:value-type="string">
            <text:p>ADV</text:p>
          </table:table-cell>
          <table:table-cell office:value-type="string">
            <text:p>Ich muss spätestens um 9 Uhr bei der Arbeit sein.</text:p>
          </table:table-cell>
        </table:table-row>
        <table:table-row table:style-name="ro1">
          <table:table-cell office:value-type="string">
            <text:p>trotzdem </text:p>
          </table:table-cell>
          <table:table-cell office:value-type="string">
            <text:p>no obstante,sin embargo</text:p>
          </table:table-cell>
          <table:table-cell office:value-type="string">
            <text:p>ADV</text:p>
          </table:table-cell>
          <table:table-cell office:value-type="string">
            <text:p>Es war ziemlich kalt. Trotzdem bin ich schwimmen gegangen.</text:p>
          </table:table-cell>
        </table:table-row>
        <table:table-row table:style-name="ro1">
          <table:table-cell office:value-type="string">
            <text:p>überall</text:p>
          </table:table-cell>
          <table:table-cell office:value-type="string">
            <text:p>por [oder en] todas partes</text:p>
          </table:table-cell>
          <table:table-cell office:value-type="string">
            <text:p>ADV</text:p>
          </table:table-cell>
          <table:table-cell office:value-type="string">
            <text:p>Ich habe überall gesucht, aber meine Brille ist weg.</text:p>
          </table:table-cell>
        </table:table-row>
        <table:table-row table:style-name="ro1">
          <table:table-cell office:value-type="string">
            <text:p>überhaupt</text:p>
          </table:table-cell>
          <table:table-cell office:value-type="string">
            <text:p>en general,en realidad,después de todo, a fin de cuentas</text:p>
          </table:table-cell>
          <table:table-cell office:value-type="string">
            <text:p>ADV</text:p>
          </table:table-cell>
          <table:table-cell office:value-type="string">
            <text:p>1. Die Suppe schmeckt mir überhaupt nicht.2. Ich kenne hier überhaupt niemand. 3. Tut mir leid. Ich habe überhaupt keine Zeit. 4. Du willst mit meinem Auto fahren?</text:p>
          </table:table-cell>
        </table:table-row>
        <table:table-row table:style-name="ro1">
          <table:table-cell office:value-type="string">
            <text:p>übermorgen</text:p>
          </table:table-cell>
          <table:table-cell office:value-type="string">
            <text:p>pasado mañana</text:p>
          </table:table-cell>
          <table:table-cell office:value-type="string">
            <text:p>ADV</text:p>
          </table:table-cell>
          <table:table-cell office:value-type="string">
            <text:p>Morgen kann ich nicht. Wir sehen uns übermorgen.</text:p>
          </table:table-cell>
        </table:table-row>
        <table:table-row table:style-name="ro1">
          <table:table-cell office:value-type="string">
            <text:p>übrigens</text:p>
          </table:table-cell>
          <table:table-cell office:value-type="string">
            <text:p>por cierto, a propósito,dicho sea de paso</text:p>
          </table:table-cell>
          <table:table-cell office:value-type="string">
            <text:p>ADV</text:p>
          </table:table-cell>
          <table:table-cell office:value-type="string">
            <text:p>übrigens, kennst du schon die neuen Nachbarn?</text:p>
          </table:table-cell>
        </table:table-row>
        <table:table-row table:style-name="ro1">
          <table:table-cell office:value-type="string">
            <text:p>umsonst</text:p>
          </table:table-cell>
          <table:table-cell office:value-type="string">
            <text:p>gratis,de coca Mex,en vano, para nada,sin motivo</text:p>
          </table:table-cell>
          <table:table-cell office:value-type="string">
            <text:p>ADV</text:p>
          </table:table-cell>
          <table:table-cell office:value-type="string">
            <text:p>1. Ich musste nichts bezahlen. Die Reparatur war umsonst.2. Nichts hat geholfen, es war alles umsonst.</text:p>
          </table:table-cell>
        </table:table-row>
        <table:table-row table:style-name="ro1">
          <table:table-cell office:value-type="string">
            <text:p>vielleicht</text:p>
          </table:table-cell>
          <table:table-cell office:value-type="string">
            <text:p>quizá(s), tal vez,por casualidad, acaso,más o menos, quizás</text:p>
          </table:table-cell>
          <table:table-cell office:value-type="string">
            <text:p>ADV</text:p>
          </table:table-cell>
          <table:table-cell office:value-type="string">
            <text:p>1. Kommst du mit in die Stadt? – Ich weiß noch nicht. Vielleicht. 2. Vielleicht bekomme ich den Job. 3. Die Fahrkarte war vielleicht teuer! 4. Hast du vielleicht Kleingeld für mich?</text:p>
          </table:table-cell>
        </table:table-row>
        <table:table-row table:style-name="ro1">
          <table:table-cell office:value-type="string">
            <text:p>voneinander</text:p>
          </table:table-cell>
          <table:table-cell office:value-type="string">
            <text:p>uno de otro,el uno del otro</text:p>
          </table:table-cell>
          <table:table-cell office:value-type="string">
            <text:p>ADV</text:p>
          </table:table-cell>
          <table:table-cell office:value-type="string">
            <text:p>Wir haben lange nichts voneinander gehört.</text:p>
          </table:table-cell>
        </table:table-row>
        <table:table-row table:style-name="ro1">
          <table:table-cell office:value-type="string">
            <text:p>voraus</text:p>
          </table:table-cell>
          <table:table-cell office:value-type="string">
            <text:p>delante,a la cabeza</text:p>
          </table:table-cell>
          <table:table-cell office:value-type="string">
            <text:p>ADV</text:p>
          </table:table-cell>
          <table:table-cell office:value-type="string">
            <text:p>1. Gehen Sie schon voraus. 2. Ich danke Ihnen im Voraus für Ihre Mühe.</text:p>
          </table:table-cell>
        </table:table-row>
        <table:table-row table:style-name="ro1">
          <table:table-cell office:value-type="string">
            <text:p>vorbei</text:p>
          </table:table-cell>
          <table:table-cell office:value-type="string">
            <text:p>pasado,por delante, a lo largo,terminado, acabado</text:p>
          </table:table-cell>
          <table:table-cell office:value-type="string">
            <text:p>ADV</text:p>
          </table:table-cell>
          <table:table-cell office:value-type="string">
            <text:p>Die Linie 8 fährt am Krankenhaus vorbei.</text:p>
          </table:table-cell>
        </table:table-row>
        <table:table-row table:style-name="ro1">
          <table:table-cell office:value-type="string">
            <text:p>vorgestern</text:p>
          </table:table-cell>
          <table:table-cell office:value-type="string">
            <text:p>anteayer</text:p>
          </table:table-cell>
          <table:table-cell office:value-type="string">
            <text:p>ADV</text:p>
          </table:table-cell>
          <table:table-cell office:value-type="string">
            <text:p>Er hat mich vorgestern angerufen.</text:p>
          </table:table-cell>
        </table:table-row>
        <table:table-row table:style-name="ro1">
          <table:table-cell office:value-type="string">
            <text:p>vorher</text:p>
          </table:table-cell>
          <table:table-cell office:value-type="string">
            <text:p>antes,de antemano; anteriormente</text:p>
          </table:table-cell>
          <table:table-cell office:value-type="string">
            <text:p>ADV</text:p>
          </table:table-cell>
          <table:table-cell office:value-type="string">
            <text:p>Ich komme mit ins Café. Vorher muss ich aber noch zur Bank.</text:p>
          </table:table-cell>
        </table:table-row>
        <table:table-row table:style-name="ro1">
          <table:table-cell office:value-type="string">
            <text:p>vorhin</text:p>
          </table:table-cell>
          <table:table-cell office:value-type="string">
            <text:p>antes, hace un momento</text:p>
          </table:table-cell>
          <table:table-cell office:value-type="string">
            <text:p>ADV</text:p>
          </table:table-cell>
          <table:table-cell office:value-type="string">
            <text:p>Vorhin hat Heidrun angerufen. Du sollst sie zurückrufen.</text:p>
          </table:table-cell>
        </table:table-row>
        <table:table-row table:style-name="ro1">
          <table:table-cell office:value-type="string">
            <text:p>vorwärts</text:p>
          </table:table-cell>
          <table:table-cell office:value-type="string">
            <text:p>(hacia) adelante,adelante,de adelante atrás</text:p>
          </table:table-cell>
          <table:table-cell office:value-type="string">
            <text:p>ADV</text:p>
          </table:table-cell>
          <table:table-cell office:value-type="string">
            <text:p>Ich kann nicht vorbei. Bitte fahr noch ein Stück vorwärts.</text:p>
          </table:table-cell>
        </table:table-row>
        <table:table-row table:style-name="ro1">
          <table:table-cell office:value-type="string">
            <text:p>wann</text:p>
          </table:table-cell>
          <table:table-cell office:value-type="string">
            <text:p>¿cuándo?,¿en qué caso?</text:p>
          </table:table-cell>
          <table:table-cell office:value-type="string">
            <text:p>ADV</text:p>
          </table:table-cell>
          <table:table-cell office:value-type="string">
            <text:p>1. Wann kommst du? 2. Wissen Sie, wann der Kurs beginnt? 3 Bis wann muss ich mich anmelden? 4. Ab wann haben Sie geöffnet?</text:p>
          </table:table-cell>
        </table:table-row>
        <table:table-row table:style-name="ro1">
          <table:table-cell office:value-type="string">
            <text:p>wenigstens</text:p>
          </table:table-cell>
          <table:table-cell office:value-type="string">
            <text:p>por lo menos,por lo menos, como mínimo</text:p>
          </table:table-cell>
          <table:table-cell office:value-type="string">
            <text:p>ADV</text:p>
          </table:table-cell>
          <table:table-cell office:value-type="string">
            <text:p>Ich habe keinen Hunger. – Ach, essen Sie wenigstens ein Stück Kuchen.</text:p>
          </table:table-cell>
        </table:table-row>
        <table:table-row table:style-name="ro1">
          <table:table-cell office:value-type="string">
            <text:p>weshalb </text:p>
          </table:table-cell>
          <table:table-cell office:value-type="string">
            <text:p>¿por qué (causa [oder motivo] )?,¿a causa de qué?,por lo que,por lo cual</text:p>
          </table:table-cell>
          <table:table-cell office:value-type="string">
            <text:p>ADV</text:p>
          </table:table-cell>
          <table:table-cell office:value-type="string">
            <text:p>Weshalb rufst du nicht mal an?</text:p>
          </table:table-cell>
        </table:table-row>
        <table:table-row table:style-name="ro1">
          <table:table-cell office:value-type="string">
            <text:p>wieso </text:p>
          </table:table-cell>
          <table:table-cell office:value-type="string">
            <text:p>¿por qué?,por lo que,por lo cual</text:p>
          </table:table-cell>
          <table:table-cell office:value-type="string">
            <text:p>ADV</text:p>
          </table:table-cell>
          <table:table-cell office:value-type="string">
            <text:p>Wie lange sind Sie hier? – Wieso fragen Sie?</text:p>
          </table:table-cell>
        </table:table-row>
        <table:table-row table:style-name="ro1">
          <table:table-cell office:value-type="string">
            <text:p>woher</text:p>
          </table:table-cell>
          <table:table-cell office:value-type="string">
            <text:p>¿de dónde?,¿cómo?,del cual</text:p>
          </table:table-cell>
          <table:table-cell office:value-type="string">
            <text:p>ADV</text:p>
          </table:table-cell>
          <table:table-cell office:value-type="string">
            <text:p>1. Woher kommst du? 2. Unsere Nachbarn ziehen nach Berlin.– Woher wissen Sie das?</text:p>
          </table:table-cell>
        </table:table-row>
        <table:table-row table:style-name="ro1">
          <table:table-cell office:value-type="string">
            <text:p>wohin</text:p>
          </table:table-cell>
          <table:table-cell office:value-type="string">
            <text:p>¿adónde?,adonde,a donde</text:p>
          </table:table-cell>
          <table:table-cell office:value-type="string">
            <text:p>ADV</text:p>
          </table:table-cell>
          <table:table-cell office:value-type="string">
            <text:p>1. Wohin kommt der Schrank? 2. Wohin fährt dieser Bus?</text:p>
          </table:table-cell>
        </table:table-row>
        <table:table-row table:style-name="ro1">
          <table:table-cell office:value-type="string">
            <text:p>worüber</text:p>
          </table:table-cell>
          <table:table-cell office:value-type="string">
            <text:p>¿de qué?,¿sobre qué?,¿(por) encima de qué?,sobre el cual,sobre el que,(por) encima de lo cual,sobre lo cual</text:p>
          </table:table-cell>
          <table:table-cell office:value-type="string">
            <text:p>ADV</text:p>
          </table:table-cell>
          <table:table-cell office:value-type="string">
            <text:p>Worüber lachen Sie?</text:p>
          </table:table-cell>
        </table:table-row>
        <table:table-row table:style-name="ro1">
          <table:table-cell office:value-type="string">
            <text:p>worum</text:p>
          </table:table-cell>
          <table:table-cell office:value-type="string">
            <text:p>¿de qué?,¿sobre qué?,¿en torno a qué?,¿alrededor de qué?,de que,sobre el cual,alrededor de lo que,en torno a lo que</text:p>
          </table:table-cell>
          <table:table-cell office:value-type="string">
            <text:p>ADV</text:p>
          </table:table-cell>
          <table:table-cell office:value-type="string">
            <text:p>Kann ich Herrn Meier sprechen? – Worum geht es denn?</text:p>
          </table:table-cell>
        </table:table-row>
        <table:table-row table:style-name="ro1">
          <table:table-cell office:value-type="string">
            <text:p>zurzeit</text:p>
          </table:table-cell>
          <table:table-cell office:value-type="string">
            <text:p>de momento</text:p>
          </table:table-cell>
          <table:table-cell office:value-type="string">
            <text:p>ADV</text:p>
          </table:table-cell>
          <table:table-cell office:value-type="string">
            <text:p>Zurzeit habe ich sehr viel zu tun.</text:p>
          </table:table-cell>
        </table:table-row>
        <table:table-row table:style-name="ro1">
          <table:table-cell office:value-type="string">
            <text:p>zuletzt</text:p>
          </table:table-cell>
          <table:table-cell office:value-type="string">
            <text:p>por último,el último,por última vez,finalmente, después de todo</text:p>
          </table:table-cell>
          <table:table-cell office:value-type="string">
            <text:p>ADV</text:p>
          </table:table-cell>
          <table:table-cell office:value-type="string">
            <text:p>1. Die Kleider packen wir zuletzt ein. 2. Wir haben uns vor drei Jahren zuletzt gesehen.</text:p>
          </table:table-cell>
        </table:table-row>
        <table:table-row table:style-name="ro1">
          <table:table-cell office:value-type="string">
            <text:p>zumindest</text:p>
          </table:table-cell>
          <table:table-cell office:value-type="string">
            <text:p>en todo caso, por lo menos,como mínimo</text:p>
          </table:table-cell>
          <table:table-cell office:value-type="string">
            <text:p>ADV</text:p>
          </table:table-cell>
          <table:table-cell office:value-type="string">
            <text:p>Ich möchte nicht in der Stadt wohnen, zumindest jetzt nicht, wenn die Kinder noch so klein sind.</text:p>
          </table:table-cell>
        </table:table-row>
        <table:table-row table:style-name="ro1">
          <table:table-cell office:value-type="string">
            <text:p>zwar</text:p>
          </table:table-cell>
          <table:table-cell/>
          <table:table-cell office:value-type="string">
            <text:p>ADV</text:p>
          </table:table-cell>
          <table:table-cell office:value-type="string">
            <text:p>1. Diese Schuhe sind zwar teuer, aber gut.2. Ich kriege jetzt doch eine Woche Urlaub, und zwar nächsten Monat.</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3P0" style:volatile="true">
      <number:number number:decimal-places="2" number:min-integer-digits="1" number:grouping="true"/>
      <number:text> </number:text>
      <number:currency-symbol number:language="es" number:country="ES">€</number:currency-symbol>
    </number:currency-style>
    <number:currency-style style:name="N103">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3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25">25/03/2013</text:date>, <text:time>10:25:0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374" meta:object-count="0"/>
    <meta:generator>OpenOffice.org/3.4.1$Unix OpenOffice.org_project/341m1$Build-9593</meta:generator>
  </office:meta>
</office:document-meta>
</file>